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12B921C95876C38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3.547cm" svg:height="13.547cm" draw:z-index="0"><draw:image xlink:href="Pictures/10000001000002000000020012B921C95876C3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2.3$Linux_X86_64 LibreOffice_project/40$Build-3</meta:generator>
    <dc:date>2023-01-27T12:22:54.894991734</dc:date>
    <meta:editing-duration>PT1M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